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73cm"/>
    </style:style>
    <style:style style:name="co2" style:family="table-column">
      <style:table-column-properties fo:break-before="auto" style:column-width="15.993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3.732cm" fo:break-before="auto" style:use-optimal-row-height="false"/>
    </style:style>
    <style:style style:name="ro3" style:family="table-row">
      <style:table-row-properties style:row-height="2.39cm" fo:break-before="auto" style:use-optimal-row-height="false"/>
    </style:style>
    <style:style style:name="ro4" style:family="table-row">
      <style:table-row-properties style:row-height="1.048cm" fo:break-before="auto" style:use-optimal-row-height="false"/>
    </style:style>
    <style:style style:name="ro5" style:family="table-row">
      <style:table-row-properties style:row-height="1.942cm" fo:break-before="auto" style:use-optimal-row-height="false"/>
    </style:style>
    <style:style style:name="ro6" style:family="table-row">
      <style:table-row-properties style:row-height="1.49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10079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79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353cm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C12">
        <table:table-column table:style-name="co1" table:default-cell-style-name="Default"/>
        <table:table-column table:style-name="co2" table:default-cell-style-name="ce12"/>
        <table:table-column table:style-name="co3" table:default-cell-style-name="ce1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8" office:value-type="string" calcext:value-type="string">
            <text:p>Désignation</text:p>
          </table:table-cell>
          <table:table-cell table:style-name="ce3" office:value-type="string" calcext:value-type="string">
            <text:p>Héberg.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24-06-04" calcext:value-type="date">
            <text:p>Tuesday 4 June 2024</text:p>
          </table:table-cell>
          <table:table-cell table:style-name="ce9" office:value-type="string" calcext:value-type="string">
            <text:p>- 10h arrivée à l’aéroport de  Nantes Atlantique</text:p>
            <text:p>- 12h départ de l’aéroport de Nantes Atlantique</text:p>
            <text:p>-  13h35 arrivée à l’aéroport de Schiphol</text:p>
            <text:p>- 14h35 Schiphol airport (un train toutes les 30 minutes changement à Meppel)</text:p>
            <text:p>-  16h19 Hoogeveen station</text:p>
            <text:p>- 17h04 Hoogeveen – Bus 522</text:p>
            <text:p>- 17h43 Witteveen, Kerkweg</text:p>
            <text:p>- Tiny house – Kerkweg 9439 Witteveen, Pays-Bas – Aleid (superhôte)</text:p>
          </table:table-cell>
          <table:table-cell table:style-name="ce5" office:value-type="string" calcext:value-type="string">
            <text:p>Aleid</text:p>
          </table:table-cell>
          <table:table-cell office:value-type="string" calcext:value-type="string">
            <text:p><text:a xlink:href="https://www.airbnb.fr/rooms/17094230?check_in=2024-06-05&amp;check_out=2024-06-11&amp;source_impression_id=p3_1705840111_vmqRp0mddP9Jg%2Fvf&amp;previous_page_section_name=1000&amp;federated_search_id=bb65c4c4-26df-404d-940f-13256aa2894d" xlink:type="simple">https://www.airbnb.fr/rooms/17094230?check_in=2024-06-05&amp;check_out=2024-06-11&amp;source_impression_id=p3_1705840111_vmqRp0mddP9Jg%2Fvf&amp;previous_page_section_name=1000&amp;federated_search_id=bb65c4c4-26df-404d-940f-13256aa2894d</text:a></text:p>
          </table:table-cell>
          <table:table-cell table:number-columns-repeated="1020"/>
        </table:table-row>
        <table:table-row table:style-name="ro1">
          <table:table-cell table:style-name="ce2" table:formula="of:=[.A2]+1" office:value-type="date" office:date-value="2024-06-05" calcext:value-type="date">
            <text:p>Wednesday 5 June 2024</text:p>
          </table:table-cell>
          <table:table-cell table:style-name="ce9" office:value-type="string" calcext:value-type="string">
            <text:p>Recherche d’un vélo électrique à louer pour Gwenola</text:p>
          </table:table-cell>
          <table:table-cell table:style-name="ce5" office:value-type="string" calcext:value-type="string">
            <text:p>Aleid</text:p>
          </table:table-cell>
          <table:table-cell table:number-columns-repeated="1021"/>
        </table:table-row>
        <table:table-row table:style-name="ro1">
          <table:table-cell table:style-name="ce2" table:formula="of:=[.A3]+1" office:value-type="date" office:date-value="2024-06-06" calcext:value-type="date">
            <text:p>Thursday 6 June 2024</text:p>
          </table:table-cell>
          <table:table-cell table:style-name="ce9" office:value-type="string" calcext:value-type="string">
            <text:p>Visite de la maison Van Gogh à Nieuw-Amsterdam</text:p>
          </table:table-cell>
          <table:table-cell table:style-name="ce5" office:value-type="string" calcext:value-type="string">
            <text:p>Aleid</text:p>
          </table:table-cell>
          <table:table-cell table:number-columns-repeated="1021"/>
        </table:table-row>
        <table:table-row table:style-name="ro3">
          <table:table-cell table:style-name="ce2" table:formula="of:=[.A4]+1" office:value-type="date" office:date-value="2024-06-07" calcext:value-type="date">
            <text:p>Friday 7 June 2024</text:p>
          </table:table-cell>
          <table:table-cell table:style-name="ce9" office:value-type="string" calcext:value-type="string">
            <text:p>- 08h47 Bus 522 Witteveen, Kerkweg- 09h27 Hoogeveen station</text:p>
            <text:p>- 09h41 Hoogeveen station - 11h47 Amsterdam Zuid</text:p>
            <text:p>- 13h Rexmuseum – Exposition Frans Hals et Vincent Van Gogh</text:p>
            <text:p>- 15h02  Amsterdam Zuid → Hoogeveen arrivée à 16h49</text:p>
            <text:p>- 17h02 Bus 522 -&gt; Witteveen, Kerkweg 17h43</text:p>
          </table:table-cell>
          <table:table-cell table:style-name="ce5" office:value-type="string" calcext:value-type="string">
            <text:p>Aleid</text:p>
          </table:table-cell>
          <table:table-cell table:number-columns-repeated="1021"/>
        </table:table-row>
        <table:table-row table:style-name="ro1">
          <table:table-cell table:style-name="ce2" table:formula="of:=[.A5]+1" office:value-type="date" office:date-value="2024-06-08" calcext:value-type="date">
            <text:p>Saturday 8 June 2024</text:p>
          </table:table-cell>
          <table:table-cell table:style-name="ce9" office:value-type="string" calcext:value-type="string">
            <text:p>Randonnée à vélo</text:p>
          </table:table-cell>
          <table:table-cell table:style-name="ce5" office:value-type="string" calcext:value-type="string">
            <text:p>Aleid</text:p>
          </table:table-cell>
          <table:table-cell table:number-columns-repeated="1021"/>
        </table:table-row>
        <table:table-row table:style-name="ro1">
          <table:table-cell table:style-name="ce2" table:formula="of:=[.A6]+1" office:value-type="date" office:date-value="2024-06-09" calcext:value-type="date">
            <text:p>Sunday 9 June 2024</text:p>
          </table:table-cell>
          <table:table-cell table:style-name="ce9" office:value-type="string" calcext:value-type="string">
            <text:p>Randonnée à vélo vers Zweelo</text:p>
          </table:table-cell>
          <table:table-cell table:style-name="ce5" office:value-type="string" calcext:value-type="string">
            <text:p>Aleid</text:p>
          </table:table-cell>
          <table:table-cell table:number-columns-repeated="1021"/>
        </table:table-row>
        <table:table-row table:style-name="ro4">
          <table:table-cell table:style-name="ce2" table:formula="of:=[.A7]+1" office:value-type="date" office:date-value="2024-06-10" calcext:value-type="date">
            <text:p>Monday 10 June 2024</text:p>
          </table:table-cell>
          <table:table-cell table:style-name="ce9" office:value-type="string" calcext:value-type="string">
            <text:p>- 10h17 bus 522 Witteveen, Kerkweg - 10h57 Hoogeveen station</text:p>
            <text:p>- 11h11 Hoogeveen → Leyden arrivée à 13h13</text:p>
          </table:table-cell>
          <table:table-cell table:style-name="ce5" office:value-type="string" calcext:value-type="string">
            <text:p>Doelen</text:p>
          </table:table-cell>
          <table:table-cell table:number-columns-repeated="1021"/>
        </table:table-row>
        <table:table-row table:style-name="ro1">
          <table:table-cell table:style-name="ce2" table:formula="of:=[.A8]+1" office:value-type="date" office:date-value="2024-06-11" calcext:value-type="date">
            <text:p>Tuesday 11 June 2024</text:p>
          </table:table-cell>
          <table:table-cell table:style-name="ce11" office:value-type="string" calcext:value-type="string">
            <text:p>Visite de Leyden</text:p>
          </table:table-cell>
          <table:table-cell table:style-name="ce5" office:value-type="string" calcext:value-type="string">
            <text:p>Doelen</text:p>
          </table:table-cell>
          <table:table-cell table:number-columns-repeated="1021"/>
        </table:table-row>
        <table:table-row table:style-name="ro5">
          <table:table-cell table:style-name="ce2" table:formula="of:=[.A9]+1" office:value-type="date" office:date-value="2024-06-12" calcext:value-type="date">
            <text:p>Wednesday 12 June 2024</text:p>
          </table:table-cell>
          <table:table-cell table:style-name="ce9" office:value-type="string" calcext:value-type="string">
            <text:p>- Leiden Centraal – Amsterdam Zuid – Aller 10h29 – retour 16h05</text:p>
            <text:p>- 12h Van Gogh museum Amsterdam </text:p>
            <text:p>– 19h olive garden – 8 personnes : </text:p>
            <text:p>Hanneke et Han, Kony (Alberto), Tony et Vim, Maggy</text:p>
          </table:table-cell>
          <table:table-cell table:style-name="ce5" office:value-type="string" calcext:value-type="string">
            <text:p>Doelen</text:p>
          </table:table-cell>
          <table:table-cell table:style-name="ce19" table:number-columns-repeated="1021"/>
        </table:table-row>
        <table:table-row table:style-name="ro6">
          <table:table-cell table:style-name="ce2" table:formula="of:=[.A10]+1" office:value-type="date" office:date-value="2024-06-13" calcext:value-type="date">
            <text:p>Thursday 13 June 2024</text:p>
          </table:table-cell>
          <table:table-cell table:style-name="ce11" office:value-type="string" calcext:value-type="string">
            <text:p>- Leiden Centraal – Den Haag centraal – aller 10h35 – retour 16h03</text:p>
            <text:p>- 12h Maurishuis à pied depuis la gare - The masters : Vermeer (room 15), Rembrandt, Roelant Savery, Frans hals, Carel Fabritius, Rachel Ruysch</text:p>
          </table:table-cell>
          <table:table-cell table:style-name="ce5" office:value-type="string" calcext:value-type="string">
            <text:p>Doelen</text:p>
          </table:table-cell>
          <table:table-cell table:number-columns-repeated="1021"/>
        </table:table-row>
        <table:table-row table:style-name="ro4">
          <table:table-cell table:style-name="ce2" table:formula="of:=[.A11]+1" office:value-type="date" office:date-value="2024-06-14" calcext:value-type="date">
            <text:p>Friday 14 June 2024</text:p>
          </table:table-cell>
          <table:table-cell table:style-name="ce11" office:value-type="string" calcext:value-type="string">
            <text:p>- 11h47 Leiden Central – Schiphol </text:p>
            <text:p>- 15h05 Schiphol – Nantes 16h35</text:p>
          </table:table-cell>
          <table:table-cell table:style-name="ce17" office:value-type="string" calcext:value-type="string">
            <text:p>Saint-Molf</text:p>
          </table:table-cell>
          <table:table-cell table:number-columns-repeated="1021"/>
        </table:table-row>
        <table:table-row table:style-name="ro7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Voyage aux Pays-Bas (Drenthe et Leyden)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 style:data-style-name="N2" text:time-value="12:16:51.607135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8T15:20:56.218102113</meta:creation-date>
    <dc:date>2024-06-01T15:07:01.027194991</dc:date>
    <meta:editing-duration>PT3H47M11S</meta:editing-duration>
    <meta:editing-cycles>9</meta:editing-cycles>
    <meta:generator>LibreOffice/6.4.7.2$Linux_X86_64 LibreOffice_project/40$Build-2</meta:generator>
    <meta:print-date>2024-06-01T13:13:00.850265211</meta:print-date>
    <meta:document-statistic meta:table-count="1" meta:cell-count="37" meta:object-count="0"/>
  </office:meta>
</office:document-meta>
</file>